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554cm"/>
    </style:style>
    <style:style style:name="co4" style:family="table-column">
      <style:table-column-properties fo:break-before="auto" style:column-width="1.021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11"/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ake_2004" table:style-name="ta1">
        <table:shapes>
          <draw:frame draw:z-index="0" draw:style-name="gr1" draw:text-style-name="P1" svg:width="15.999cm" svg:height="8.999cm" svg:x="20.335cm" svg:y="29.611cm">
            <draw:object draw:notify-on-update-of-ranges="quake_2004.K71:quake_2004.K71 quake_2004.K72:quake_2004.K76 quake_2004.L71:quake_2004.L71 quake_2004.L72:quake_2004.L76 quake_2004.M71:quake_2004.M71 quake_2004.M72:quake_2004.M76 quake_2004.N71:quake_2004.N71 quake_2004.N72:quake_2004.N76 quake_2004.O71:quake_2004.O71 quake_2004.O72:quake_2004.O7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4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16375" table:default-cell-style-name="ce2"/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ce4" office:value-type="float" office:value="189.307" calcext:value-type="float">
            <text:p>189,307</text:p>
          </table:table-cell>
          <table:table-cell table:style-name="ce4" office:value-type="float" office:value="447.408" calcext:value-type="float">
            <text:p>447,408</text:p>
          </table:table-cell>
          <table:table-cell table:style-name="ce4" office:value-type="float" office:value="180.833" calcext:value-type="float">
            <text:p>180,833</text:p>
          </table:table-cell>
          <table:table-cell table:style-name="ce4" office:value-type="float" office:value="192.61" calcext:value-type="float">
            <text:p>192,61</text:p>
          </table:table-cell>
          <table:table-cell table:style-name="ce4" office:value-type="float" office:value="184.044" calcext:value-type="float">
            <text:p>184,04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67.364" calcext:value-type="float">
            <text:p>167,364</text:p>
          </table:table-cell>
          <table:table-cell table:style-name="ce4" office:value-type="float" office:value="190.082" calcext:value-type="float">
            <text:p>190,082</text:p>
          </table:table-cell>
          <table:table-cell table:style-name="ce4" office:value-type="float" office:value="159.483" calcext:value-type="float">
            <text:p>159,483</text:p>
          </table:table-cell>
          <table:table-cell table:style-name="ce4" office:value-type="float" office:value="160.114" calcext:value-type="float">
            <text:p>160,114</text:p>
          </table:table-cell>
          <table:table-cell table:style-name="ce4" table:formula="of:=162.60309" office:value-type="float" office:value="162.60309" calcext:value-type="float">
            <text:p>162,6030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208.187" calcext:value-type="float">
            <text:p>208,187</text:p>
          </table:table-cell>
          <table:table-cell table:style-name="ce4" office:value-type="float" office:value="327.643" calcext:value-type="float">
            <text:p>327,643</text:p>
          </table:table-cell>
          <table:table-cell table:style-name="ce4" office:value-type="float" office:value="187.649" calcext:value-type="float">
            <text:p>187,649</text:p>
          </table:table-cell>
          <table:table-cell table:style-name="ce4" office:value-type="float" office:value="191.269" calcext:value-type="float">
            <text:p>191,269</text:p>
          </table:table-cell>
          <table:table-cell table:style-name="ce4" table:formula="of:=191.0574" office:value-type="float" office:value="191.0574" calcext:value-type="float">
            <text:p>191,05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93.863" calcext:value-type="float">
            <text:p>193,863</text:p>
          </table:table-cell>
          <table:table-cell table:style-name="ce4" office:value-type="float" office:value="366.055" calcext:value-type="float">
            <text:p>366,055</text:p>
          </table:table-cell>
          <table:table-cell table:style-name="ce4" office:value-type="float" office:value="168.587" calcext:value-type="float">
            <text:p>168,587</text:p>
          </table:table-cell>
          <table:table-cell table:style-name="ce4" office:value-type="float" office:value="172.468" calcext:value-type="float">
            <text:p>172,468</text:p>
          </table:table-cell>
          <table:table-cell table:style-name="ce4" office:value-type="float" office:value="166.734" calcext:value-type="float">
            <text:p>166,73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54.537" calcext:value-type="float">
            <text:p>154,537</text:p>
          </table:table-cell>
          <table:table-cell table:style-name="ce4" office:value-type="float" office:value="160.329" calcext:value-type="float">
            <text:p>160,329</text:p>
          </table:table-cell>
          <table:table-cell table:style-name="ce4" office:value-type="float" office:value="141.797" calcext:value-type="float">
            <text:p>141,797</text:p>
          </table:table-cell>
          <table:table-cell table:style-name="ce4" office:value-type="float" office:value="142.88" calcext:value-type="float">
            <text:p>142,88</text:p>
          </table:table-cell>
          <table:table-cell table:style-name="ce4" table:formula="of:=147.8831" office:value-type="float" office:value="147.8831" calcext:value-type="float">
            <text:p>147,883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76.537" calcext:value-type="float">
            <text:p>176,537</text:p>
          </table:table-cell>
          <table:table-cell table:style-name="ce4" office:value-type="float" office:value="271.864" calcext:value-type="float">
            <text:p>271,864</text:p>
          </table:table-cell>
          <table:table-cell table:style-name="ce4" office:value-type="float" office:value="155.506" calcext:value-type="float">
            <text:p>155,506</text:p>
          </table:table-cell>
          <table:table-cell table:style-name="ce4" office:value-type="float" office:value="157.714" calcext:value-type="float">
            <text:p>157,714</text:p>
          </table:table-cell>
          <table:table-cell table:style-name="ce4" table:formula="of:=154.9159" office:value-type="float" office:value="154.9159" calcext:value-type="float">
            <text:p>154,915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71.733" calcext:value-type="float">
            <text:p>171,733</text:p>
          </table:table-cell>
          <table:table-cell table:style-name="ce4" office:value-type="float" office:value="248.997" calcext:value-type="float">
            <text:p>248,997</text:p>
          </table:table-cell>
          <table:table-cell table:style-name="ce4" office:value-type="float" office:value="163.156" calcext:value-type="float">
            <text:p>163,156</text:p>
          </table:table-cell>
          <table:table-cell table:style-name="ce4" office:value-type="float" office:value="163.151" calcext:value-type="float">
            <text:p>163,151</text:p>
          </table:table-cell>
          <table:table-cell table:style-name="ce4" table:formula="of:=164.8554" office:value-type="float" office:value="164.8554" calcext:value-type="float">
            <text:p>164,855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245.278" calcext:value-type="float">
            <text:p>245,278</text:p>
          </table:table-cell>
          <table:table-cell table:style-name="ce4" office:value-type="float" office:value="385.482" calcext:value-type="float">
            <text:p>385,482</text:p>
          </table:table-cell>
          <table:table-cell table:style-name="ce4" office:value-type="float" office:value="155.791" calcext:value-type="float">
            <text:p>155,791</text:p>
          </table:table-cell>
          <table:table-cell table:style-name="ce4" office:value-type="float" office:value="155.21" calcext:value-type="float">
            <text:p>155,21</text:p>
          </table:table-cell>
          <table:table-cell table:style-name="ce4" table:formula="of:=157.1053" office:value-type="float" office:value="157.1053" calcext:value-type="float">
            <text:p>157,10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76.932" calcext:value-type="float">
            <text:p>176,932</text:p>
          </table:table-cell>
          <table:table-cell table:style-name="ce4" office:value-type="float" office:value="235.759" calcext:value-type="float">
            <text:p>235,759</text:p>
          </table:table-cell>
          <table:table-cell table:style-name="ce4" office:value-type="float" office:value="165.752" calcext:value-type="float">
            <text:p>165,752</text:p>
          </table:table-cell>
          <table:table-cell table:style-name="ce4" office:value-type="float" office:value="168.676" calcext:value-type="float">
            <text:p>168,676</text:p>
          </table:table-cell>
          <table:table-cell table:style-name="ce4" table:formula="of:=169.3848" office:value-type="float" office:value="169.3848" calcext:value-type="float">
            <text:p>169,384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51.713" calcext:value-type="float">
            <text:p>151,713</text:p>
          </table:table-cell>
          <table:table-cell table:style-name="ce4" office:value-type="float" office:value="218.726" calcext:value-type="float">
            <text:p>218,726</text:p>
          </table:table-cell>
          <table:table-cell table:style-name="ce4" office:value-type="float" office:value="144.586" calcext:value-type="float">
            <text:p>144,586</text:p>
          </table:table-cell>
          <table:table-cell table:style-name="ce4" office:value-type="float" office:value="144.581" calcext:value-type="float">
            <text:p>144,581</text:p>
          </table:table-cell>
          <table:table-cell table:style-name="ce4" table:formula="of:=146.6757" office:value-type="float" office:value="146.6757" calcext:value-type="float">
            <text:p>146,675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:.B12])" office:value-type="float" office:value="183.5451" calcext:value-type="float">
            <text:p>183,5451</text:p>
          </table:table-cell>
          <table:table-cell table:style-name="ce5" table:formula="of:=AVERAGE([.C3:.C12])" office:value-type="float" office:value="285.2345" calcext:value-type="float">
            <text:p>285,2345</text:p>
          </table:table-cell>
          <table:table-cell table:style-name="ce5" table:formula="of:=AVERAGE([.D3:.D12])" office:value-type="float" office:value="162.314" calcext:value-type="float">
            <text:p>162,314</text:p>
          </table:table-cell>
          <table:table-cell table:style-name="ce5" table:formula="of:=AVERAGE([.E3:.E12])" office:value-type="float" office:value="164.8673" calcext:value-type="float">
            <text:p>164,8673</text:p>
          </table:table-cell>
          <table:table-cell table:style-name="ce5" table:formula="of:=AVERAGE([.F3:.F12])" office:value-type="float" office:value="164.525869" calcext:value-type="float">
            <text:p>164,525869</text:p>
          </table:table-cell>
          <table:table-cell table:style-name="ce3" table:number-columns-repeated="16376"/>
        </table:table-row>
        <table:table-row table:style-name="ro2">
          <table:table-cell table:style-name="ce4" table:number-columns-repeated="6"/>
          <table:table-cell table:number-columns-repeated="16376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314.944" calcext:value-type="float">
            <text:p>314,944</text:p>
          </table:table-cell>
          <table:table-cell table:style-name="Default" office:value-type="float" office:value="1480.964" calcext:value-type="float">
            <text:p>1480,964</text:p>
          </table:table-cell>
          <table:table-cell table:style-name="ce4" office:value-type="float" office:value="158.945" calcext:value-type="float">
            <text:p>158,945</text:p>
          </table:table-cell>
          <table:table-cell table:style-name="ce4" office:value-type="float" office:value="160.244" calcext:value-type="float">
            <text:p>160,244</text:p>
          </table:table-cell>
          <table:table-cell table:style-name="ce4" table:formula="of:=162.1382" office:value-type="float" office:value="162.1382" calcext:value-type="float">
            <text:p>162,138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995.529" calcext:value-type="float">
            <text:p>995,529</text:p>
          </table:table-cell>
          <table:table-cell table:style-name="ce4" office:value-type="float" office:value="1884.047" calcext:value-type="float">
            <text:p>1884,047</text:p>
          </table:table-cell>
          <table:table-cell table:style-name="ce4" office:value-type="float" office:value="151.536" calcext:value-type="float">
            <text:p>151,536</text:p>
          </table:table-cell>
          <table:table-cell table:style-name="ce4" office:value-type="float" office:value="265.508" calcext:value-type="float">
            <text:p>265,508</text:p>
          </table:table-cell>
          <table:table-cell table:style-name="ce4" table:formula="of:=150.364" office:value-type="float" office:value="150.364" calcext:value-type="float">
            <text:p>150,3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83.452" calcext:value-type="float">
            <text:p>183,452</text:p>
          </table:table-cell>
          <table:table-cell table:style-name="ce4" office:value-type="float" office:value="997.474" calcext:value-type="float">
            <text:p>997,474</text:p>
          </table:table-cell>
          <table:table-cell table:style-name="ce4" office:value-type="float" office:value="135.247" calcext:value-type="float">
            <text:p>135,247</text:p>
          </table:table-cell>
          <table:table-cell table:style-name="ce4" office:value-type="float" office:value="132.082" calcext:value-type="float">
            <text:p>132,082</text:p>
          </table:table-cell>
          <table:table-cell table:style-name="ce4" table:formula="of:=134.222" office:value-type="float" office:value="134.222" calcext:value-type="float">
            <text:p>134,22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05.25" calcext:value-type="float">
            <text:p>205,25</text:p>
          </table:table-cell>
          <table:table-cell table:style-name="ce4" office:value-type="float" office:value="2056.618" calcext:value-type="float">
            <text:p>2056,618</text:p>
          </table:table-cell>
          <table:table-cell table:style-name="ce4" office:value-type="float" office:value="125.531" calcext:value-type="float">
            <text:p>125,531</text:p>
          </table:table-cell>
          <table:table-cell table:style-name="ce4" office:value-type="float" office:value="128.349" calcext:value-type="float">
            <text:p>128,349</text:p>
          </table:table-cell>
          <table:table-cell table:style-name="ce4" table:formula="of:=133.4773" office:value-type="float" office:value="133.4773" calcext:value-type="float">
            <text:p>133,477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881.355" calcext:value-type="float">
            <text:p>881,355</text:p>
          </table:table-cell>
          <table:table-cell table:style-name="ce4" office:value-type="float" office:value="546.012" calcext:value-type="float">
            <text:p>546,012</text:p>
          </table:table-cell>
          <table:table-cell table:style-name="ce4" office:value-type="float" office:value="132.476" calcext:value-type="float">
            <text:p>132,476</text:p>
          </table:table-cell>
          <table:table-cell table:style-name="ce4" office:value-type="float" office:value="128.853" calcext:value-type="float">
            <text:p>128,853</text:p>
          </table:table-cell>
          <table:table-cell table:style-name="ce4" table:formula="of:=125.4676" office:value-type="float" office:value="125.4676" calcext:value-type="float">
            <text:p>125,467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302.124" calcext:value-type="float">
            <text:p>302,124</text:p>
          </table:table-cell>
          <table:table-cell table:style-name="ce4" office:value-type="float" office:value="287.792" calcext:value-type="float">
            <text:p>287,792</text:p>
          </table:table-cell>
          <table:table-cell table:style-name="ce4" office:value-type="float" office:value="162.199" calcext:value-type="float">
            <text:p>162,199</text:p>
          </table:table-cell>
          <table:table-cell table:style-name="ce4" office:value-type="float" office:value="149.912" calcext:value-type="float">
            <text:p>149,912</text:p>
          </table:table-cell>
          <table:table-cell table:style-name="ce4" table:formula="of:=149.3242" office:value-type="float" office:value="149.3242" calcext:value-type="float">
            <text:p>149,324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00.555" calcext:value-type="float">
            <text:p>200,555</text:p>
          </table:table-cell>
          <table:table-cell table:style-name="ce4" office:value-type="float" office:value="681.25" calcext:value-type="float">
            <text:p>681,25</text:p>
          </table:table-cell>
          <table:table-cell table:style-name="ce4" office:value-type="float" office:value="143.79" calcext:value-type="float">
            <text:p>143,79</text:p>
          </table:table-cell>
          <table:table-cell table:style-name="ce4" office:value-type="float" office:value="147.1" calcext:value-type="float">
            <text:p>147,1</text:p>
          </table:table-cell>
          <table:table-cell table:style-name="ce4" table:formula="of:=151.8052" office:value-type="float" office:value="151.8052" calcext:value-type="float">
            <text:p>151,8052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648.405" calcext:value-type="float">
            <text:p>648,405</text:p>
          </table:table-cell>
          <table:table-cell table:style-name="ce4" office:value-type="float" office:value="1168.019" calcext:value-type="float">
            <text:p>1168,019</text:p>
          </table:table-cell>
          <table:table-cell table:style-name="ce4" office:value-type="float" office:value="139.825" calcext:value-type="float">
            <text:p>139,825</text:p>
          </table:table-cell>
          <table:table-cell table:style-name="ce4" office:value-type="float" office:value="150.04" calcext:value-type="float">
            <text:p>150,04</text:p>
          </table:table-cell>
          <table:table-cell table:style-name="ce4" table:formula="of:=142.3049" office:value-type="float" office:value="142.3049" calcext:value-type="float">
            <text:p>142,304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348.243" calcext:value-type="float">
            <text:p>348,243</text:p>
          </table:table-cell>
          <table:table-cell table:style-name="ce4" office:value-type="float" office:value="1195.029" calcext:value-type="float">
            <text:p>1195,029</text:p>
          </table:table-cell>
          <table:table-cell table:style-name="ce4" office:value-type="float" office:value="155.849" calcext:value-type="float">
            <text:p>155,849</text:p>
          </table:table-cell>
          <table:table-cell table:style-name="ce4" office:value-type="float" office:value="142.734" calcext:value-type="float">
            <text:p>142,734</text:p>
          </table:table-cell>
          <table:table-cell table:style-name="ce4" table:formula="of:=143.602111111111" office:value-type="float" office:value="143.602111111111" calcext:value-type="float">
            <text:p>143,60211111111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300.091" calcext:value-type="float">
            <text:p>300,091</text:p>
          </table:table-cell>
          <table:table-cell table:style-name="ce4" office:value-type="float" office:value="818.806" calcext:value-type="float">
            <text:p>818,806</text:p>
          </table:table-cell>
          <table:table-cell table:style-name="ce4" office:value-type="float" office:value="177.864" calcext:value-type="float">
            <text:p>177,864</text:p>
          </table:table-cell>
          <table:table-cell table:style-name="ce4" office:value-type="float" office:value="177.938" calcext:value-type="float">
            <text:p>177,938</text:p>
          </table:table-cell>
          <table:table-cell table:style-name="ce4" table:formula="of:=180.639666666667" office:value-type="float" office:value="180.639666666667" calcext:value-type="float">
            <text:p>180,63966666666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17:.B26])" office:value-type="float" office:value="437.9948" calcext:value-type="float">
            <text:p>437,9948</text:p>
          </table:table-cell>
          <table:table-cell table:style-name="ce5" table:formula="of:=AVERAGE([.C17:.C26])" office:value-type="float" office:value="1111.6011" calcext:value-type="float">
            <text:p>1111,6011</text:p>
          </table:table-cell>
          <table:table-cell table:style-name="ce5" table:formula="of:=AVERAGE([.D17:.D26])" office:value-type="float" office:value="148.3262" calcext:value-type="float">
            <text:p>148,3262</text:p>
          </table:table-cell>
          <table:table-cell table:style-name="ce5" table:formula="of:=AVERAGE([.E17:.E26])" office:value-type="float" office:value="158.276" calcext:value-type="float">
            <text:p>158,276</text:p>
          </table:table-cell>
          <table:table-cell table:style-name="ce5" table:formula="of:=AVERAGE([.F17:.F26])" office:value-type="float" office:value="147.334517777778" calcext:value-type="float">
            <text:p>147,334517777778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50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261.481" calcext:value-type="float">
            <text:p>261,481</text:p>
          </table:table-cell>
          <table:table-cell table:style-name="Default" office:value-type="float" office:value="131.072" calcext:value-type="float">
            <text:p>131,072</text:p>
          </table:table-cell>
          <table:table-cell table:style-name="ce4" office:value-type="float" office:value="107.644" calcext:value-type="float">
            <text:p>107,644</text:p>
          </table:table-cell>
          <table:table-cell table:style-name="ce4" office:value-type="float" office:value="122.12" calcext:value-type="float">
            <text:p>122,12</text:p>
          </table:table-cell>
          <table:table-cell table:style-name="ce4" table:formula="of:=111.6875" office:value-type="float" office:value="111.6875" calcext:value-type="float">
            <text:p>111,68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9.78" calcext:value-type="float">
            <text:p>109,78</text:p>
          </table:table-cell>
          <table:table-cell table:style-name="ce4" office:value-type="float" office:value="196.921" calcext:value-type="float">
            <text:p>196,921</text:p>
          </table:table-cell>
          <table:table-cell table:style-name="ce4" office:value-type="float" office:value="89.413" calcext:value-type="float">
            <text:p>89,413</text:p>
          </table:table-cell>
          <table:table-cell table:style-name="ce4" office:value-type="float" office:value="102.686" calcext:value-type="float">
            <text:p>102,686</text:p>
          </table:table-cell>
          <table:table-cell table:style-name="ce4" table:formula="of:=88.9375" office:value-type="float" office:value="88.9375" calcext:value-type="float">
            <text:p>88,93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114.509" calcext:value-type="float">
            <text:p>114,509</text:p>
          </table:table-cell>
          <table:table-cell table:style-name="ce4" office:value-type="float" office:value="149.037" calcext:value-type="float">
            <text:p>149,037</text:p>
          </table:table-cell>
          <table:table-cell table:style-name="ce4" office:value-type="float" office:value="81.828" calcext:value-type="float">
            <text:p>81,828</text:p>
          </table:table-cell>
          <table:table-cell table:style-name="ce4" office:value-type="float" office:value="89.596" calcext:value-type="float">
            <text:p>89,596</text:p>
          </table:table-cell>
          <table:table-cell table:style-name="ce4" table:formula="of:=89.7886" office:value-type="float" office:value="89.7886" calcext:value-type="float">
            <text:p>89,788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132.872" calcext:value-type="float">
            <text:p>132,872</text:p>
          </table:table-cell>
          <table:table-cell table:style-name="ce4" office:value-type="float" office:value="138.491" calcext:value-type="float">
            <text:p>138,491</text:p>
          </table:table-cell>
          <table:table-cell table:style-name="ce4" office:value-type="float" office:value="99.678" calcext:value-type="float">
            <text:p>99,678</text:p>
          </table:table-cell>
          <table:table-cell table:style-name="ce4" office:value-type="float" office:value="106.114" calcext:value-type="float">
            <text:p>106,114</text:p>
          </table:table-cell>
          <table:table-cell table:style-name="ce4" table:formula="of:=99.7007" office:value-type="float" office:value="99.7007" calcext:value-type="float">
            <text:p>99,700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129.129" calcext:value-type="float">
            <text:p>129,129</text:p>
          </table:table-cell>
          <table:table-cell table:style-name="ce4" office:value-type="float" office:value="254.935" calcext:value-type="float">
            <text:p>254,935</text:p>
          </table:table-cell>
          <table:table-cell table:style-name="ce4" office:value-type="float" office:value="99.256" calcext:value-type="float">
            <text:p>99,256</text:p>
          </table:table-cell>
          <table:table-cell table:style-name="ce4" office:value-type="float" office:value="140.741" calcext:value-type="float">
            <text:p>140,741</text:p>
          </table:table-cell>
          <table:table-cell table:style-name="ce4" table:formula="of:=95.8823" office:value-type="float" office:value="95.8823" calcext:value-type="float">
            <text:p>95,882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148.468" calcext:value-type="float">
            <text:p>148,468</text:p>
          </table:table-cell>
          <table:table-cell table:style-name="ce4" office:value-type="float" office:value="159.613" calcext:value-type="float">
            <text:p>159,613</text:p>
          </table:table-cell>
          <table:table-cell table:style-name="ce4" office:value-type="float" office:value="124.876" calcext:value-type="float">
            <text:p>124,876</text:p>
          </table:table-cell>
          <table:table-cell table:style-name="ce4" office:value-type="float" office:value="138.955" calcext:value-type="float">
            <text:p>138,955</text:p>
          </table:table-cell>
          <table:table-cell table:style-name="ce4" table:formula="of:=131.28075" office:value-type="float" office:value="131.28075" calcext:value-type="float">
            <text:p>131,28075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110.595" calcext:value-type="float">
            <text:p>110,595</text:p>
          </table:table-cell>
          <table:table-cell table:style-name="ce4" office:value-type="float" office:value="205.09" calcext:value-type="float">
            <text:p>205,09</text:p>
          </table:table-cell>
          <table:table-cell table:style-name="ce4" office:value-type="float" office:value="98.727" calcext:value-type="float">
            <text:p>98,727</text:p>
          </table:table-cell>
          <table:table-cell table:style-name="ce4" office:value-type="float" office:value="98.754" calcext:value-type="float">
            <text:p>98,754</text:p>
          </table:table-cell>
          <table:table-cell table:style-name="ce4" table:formula="of:=97.2564" office:value-type="float" office:value="97.2564" calcext:value-type="float">
            <text:p>97,256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123.727" calcext:value-type="float">
            <text:p>123,727</text:p>
          </table:table-cell>
          <table:table-cell table:style-name="ce4" office:value-type="float" office:value="152.702" calcext:value-type="float">
            <text:p>152,702</text:p>
          </table:table-cell>
          <table:table-cell table:style-name="ce4" office:value-type="float" office:value="103.258" calcext:value-type="float">
            <text:p>103,258</text:p>
          </table:table-cell>
          <table:table-cell table:style-name="ce4" office:value-type="float" office:value="107.691" calcext:value-type="float">
            <text:p>107,691</text:p>
          </table:table-cell>
          <table:table-cell table:style-name="ce4" table:formula="of:=105.9767" office:value-type="float" office:value="105.9767" calcext:value-type="float">
            <text:p>105,976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18.821" calcext:value-type="float">
            <text:p>118,821</text:p>
          </table:table-cell>
          <table:table-cell table:style-name="ce4" office:value-type="float" office:value="129.631" calcext:value-type="float">
            <text:p>129,631</text:p>
          </table:table-cell>
          <table:table-cell table:style-name="ce4" office:value-type="float" office:value="103.831" calcext:value-type="float">
            <text:p>103,831</text:p>
          </table:table-cell>
          <table:table-cell table:style-name="ce4" office:value-type="float" office:value="187.309" calcext:value-type="float">
            <text:p>187,309</text:p>
          </table:table-cell>
          <table:table-cell table:style-name="ce4" table:formula="of:=105.05417" office:value-type="float" office:value="105.05417" calcext:value-type="float">
            <text:p>105,0541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5.474" calcext:value-type="float">
            <text:p>105,474</text:p>
          </table:table-cell>
          <table:table-cell table:style-name="ce4" office:value-type="float" office:value="260.931" calcext:value-type="float">
            <text:p>260,931</text:p>
          </table:table-cell>
          <table:table-cell table:style-name="ce4" office:value-type="float" office:value="105.047" calcext:value-type="float">
            <text:p>105,047</text:p>
          </table:table-cell>
          <table:table-cell table:style-name="ce4" office:value-type="float" office:value="98.76" calcext:value-type="float">
            <text:p>98,76</text:p>
          </table:table-cell>
          <table:table-cell table:style-name="ce4" table:formula="of:=98.26217" office:value-type="float" office:value="98.26217" calcext:value-type="float">
            <text:p>98,26217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31:.B40])" office:value-type="float" office:value="135.4856" calcext:value-type="float">
            <text:p>135,4856</text:p>
          </table:table-cell>
          <table:table-cell table:style-name="ce5" table:formula="of:=AVERAGE([.C31:.C40])" office:value-type="float" office:value="177.8423" calcext:value-type="float">
            <text:p>177,8423</text:p>
          </table:table-cell>
          <table:table-cell table:style-name="ce5" table:formula="of:=AVERAGE([.D31:.D40])" office:value-type="float" office:value="101.3558" calcext:value-type="float">
            <text:p>101,3558</text:p>
          </table:table-cell>
          <table:table-cell table:style-name="ce5" table:formula="of:=AVERAGE([.E31:.E40])" office:value-type="float" office:value="119.2726" calcext:value-type="float">
            <text:p>119,2726</text:p>
          </table:table-cell>
          <table:table-cell table:style-name="ce5" table:formula="of:=AVERAGE([.F31:.F40])" office:value-type="float" office:value="102.382679" calcext:value-type="float">
            <text:p>102,382679</text:p>
          </table:table-cell>
          <table:table-cell table:number-columns-repeated="16376"/>
        </table:table-row>
        <table:table-row table:style-name="ro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25miles</text:p>
          </table:table-cell>
          <table:covered-table-cell table:number-columns-repeated="2" table:style-name="ce1"/>
          <table:table-cell table:style-name="ce1"/>
          <table:table-cell table:number-columns-repeated="16376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80.645" calcext:value-type="float">
            <text:p>80,645</text:p>
          </table:table-cell>
          <table:table-cell table:style-name="Default" office:value-type="float" office:value="117.763" calcext:value-type="float">
            <text:p>117,763</text:p>
          </table:table-cell>
          <table:table-cell table:style-name="ce4" office:value-type="float" office:value="84.874" calcext:value-type="float">
            <text:p>84,874</text:p>
          </table:table-cell>
          <table:table-cell table:style-name="ce4" office:value-type="float" office:value="79.322" calcext:value-type="float">
            <text:p>79,322</text:p>
          </table:table-cell>
          <table:table-cell table:style-name="ce4" table:formula="of:=82.8728" office:value-type="float" office:value="82.8728" calcext:value-type="float">
            <text:p>82,8728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103.134" calcext:value-type="float">
            <text:p>103,134</text:p>
          </table:table-cell>
          <table:table-cell table:style-name="ce4" office:value-type="float" office:value="158.048" calcext:value-type="float">
            <text:p>158,048</text:p>
          </table:table-cell>
          <table:table-cell table:style-name="ce4" office:value-type="float" office:value="95.054" calcext:value-type="float">
            <text:p>95,054</text:p>
          </table:table-cell>
          <table:table-cell table:style-name="ce4" office:value-type="float" office:value="92.711" calcext:value-type="float">
            <text:p>92,711</text:p>
          </table:table-cell>
          <table:table-cell table:style-name="ce4" table:formula="of:=93.7637" office:value-type="float" office:value="93.7637" calcext:value-type="float">
            <text:p>93,7637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70.114" calcext:value-type="float">
            <text:p>70,114</text:p>
          </table:table-cell>
          <table:table-cell table:style-name="ce4" office:value-type="float" office:value="92.405" calcext:value-type="float">
            <text:p>92,405</text:p>
          </table:table-cell>
          <table:table-cell table:style-name="ce4" office:value-type="float" office:value="71.802" calcext:value-type="float">
            <text:p>71,802</text:p>
          </table:table-cell>
          <table:table-cell table:style-name="ce4" office:value-type="float" office:value="64.741" calcext:value-type="float">
            <text:p>64,741</text:p>
          </table:table-cell>
          <table:table-cell table:style-name="ce4" table:formula="of:=67.633" office:value-type="float" office:value="67.633" calcext:value-type="float">
            <text:p>67,63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251.687" calcext:value-type="float">
            <text:p>251,687</text:p>
          </table:table-cell>
          <table:table-cell table:style-name="ce4" office:value-type="float" office:value="134.163" calcext:value-type="float">
            <text:p>134,163</text:p>
          </table:table-cell>
          <table:table-cell table:style-name="ce4" office:value-type="float" office:value="76.419" calcext:value-type="float">
            <text:p>76,419</text:p>
          </table:table-cell>
          <table:table-cell table:style-name="ce4" office:value-type="float" office:value="87.987" calcext:value-type="float">
            <text:p>87,987</text:p>
          </table:table-cell>
          <table:table-cell table:style-name="ce4" table:formula="of:=77.7353" office:value-type="float" office:value="77.7353" calcext:value-type="float">
            <text:p>77,7353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504" calcext:value-type="float">
            <text:p>504</text:p>
          </table:table-cell>
          <table:table-cell table:style-name="ce4" office:value-type="float" office:value="167.319" calcext:value-type="float">
            <text:p>167,319</text:p>
          </table:table-cell>
          <table:table-cell table:style-name="ce4" office:value-type="float" office:value="68.859" calcext:value-type="float">
            <text:p>68,859</text:p>
          </table:table-cell>
          <table:table-cell table:style-name="ce4" office:value-type="float" office:value="69.12" calcext:value-type="float">
            <text:p>69,12</text:p>
          </table:table-cell>
          <table:table-cell table:style-name="ce4" table:formula="of:=71.0636" office:value-type="float" office:value="71.0636" calcext:value-type="float">
            <text:p>71,063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005" calcext:value-type="float">
            <text:p>80,005</text:p>
          </table:table-cell>
          <table:table-cell table:style-name="ce4" office:value-type="float" office:value="88.946" calcext:value-type="float">
            <text:p>88,946</text:p>
          </table:table-cell>
          <table:table-cell table:style-name="ce4" office:value-type="float" office:value="85.861" calcext:value-type="float">
            <text:p>85,861</text:p>
          </table:table-cell>
          <table:table-cell table:style-name="ce4" office:value-type="float" office:value="75.503" calcext:value-type="float">
            <text:p>75,503</text:p>
          </table:table-cell>
          <table:table-cell table:style-name="ce4" table:formula="of:=77.7674" office:value-type="float" office:value="77.7674" calcext:value-type="float">
            <text:p>77,7674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259.044" calcext:value-type="float">
            <text:p>259,044</text:p>
          </table:table-cell>
          <table:table-cell table:style-name="ce4" office:value-type="float" office:value="112.418" calcext:value-type="float">
            <text:p>112,418</text:p>
          </table:table-cell>
          <table:table-cell table:style-name="ce4" office:value-type="float" office:value="186.274" calcext:value-type="float">
            <text:p>186,274</text:p>
          </table:table-cell>
          <table:table-cell table:style-name="ce4" office:value-type="float" office:value="73.202" calcext:value-type="float">
            <text:p>73,202</text:p>
          </table:table-cell>
          <table:table-cell table:style-name="ce4" table:formula="of:=74.621" office:value-type="float" office:value="74.621" calcext:value-type="float">
            <text:p>74,621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99.688" calcext:value-type="float">
            <text:p>99,688</text:p>
          </table:table-cell>
          <table:table-cell table:style-name="ce4" office:value-type="float" office:value="130.306" calcext:value-type="float">
            <text:p>130,306</text:p>
          </table:table-cell>
          <table:table-cell table:style-name="ce4" office:value-type="float" office:value="83.808" calcext:value-type="float">
            <text:p>83,808</text:p>
          </table:table-cell>
          <table:table-cell table:style-name="ce4" office:value-type="float" office:value="80.455" calcext:value-type="float">
            <text:p>80,455</text:p>
          </table:table-cell>
          <table:table-cell table:style-name="ce4" table:formula="of:=82.2746" office:value-type="float" office:value="82.2746" calcext:value-type="float">
            <text:p>82,2746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1450.115" calcext:value-type="float">
            <text:p>1450,115</text:p>
          </table:table-cell>
          <table:table-cell table:style-name="ce4" office:value-type="float" office:value="152.236" calcext:value-type="float">
            <text:p>152,236</text:p>
          </table:table-cell>
          <table:table-cell table:style-name="ce4" office:value-type="float" office:value="88.877" calcext:value-type="float">
            <text:p>88,877</text:p>
          </table:table-cell>
          <table:table-cell table:style-name="ce4" office:value-type="float" office:value="86.944" calcext:value-type="float">
            <text:p>86,944</text:p>
          </table:table-cell>
          <table:table-cell table:style-name="ce4" table:formula="of:=86.9299" office:value-type="float" office:value="86.9299" calcext:value-type="float">
            <text:p>86,9299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104.786" calcext:value-type="float">
            <text:p>104,786</text:p>
          </table:table-cell>
          <table:table-cell table:style-name="ce4" office:value-type="float" office:value="111.519" calcext:value-type="float">
            <text:p>111,519</text:p>
          </table:table-cell>
          <table:table-cell table:style-name="ce4" office:value-type="float" office:value="83.563" calcext:value-type="float">
            <text:p>83,563</text:p>
          </table:table-cell>
          <table:table-cell table:style-name="ce4" office:value-type="float" office:value="87.467" calcext:value-type="float">
            <text:p>87,467</text:p>
          </table:table-cell>
          <table:table-cell table:style-name="ce4" table:formula="of:=84.7489" office:value-type="float" office:value="84.7489" calcext:value-type="float">
            <text:p>84,7489</text:p>
          </table:table-cell>
          <table:table-cell table:number-columns-repeated="16376"/>
        </table:table-row>
        <table:table-row table:style-name="ro3">
          <table:table-cell table:style-name="ce5"/>
          <table:table-cell table:style-name="ce5" table:formula="of:=AVERAGE([.B45:.B54])" office:value-type="float" office:value="300.3218" calcext:value-type="float">
            <text:p>300,3218</text:p>
          </table:table-cell>
          <table:table-cell table:style-name="ce5" table:formula="of:=AVERAGE([.C45:.C54])" office:value-type="float" office:value="126.5123" calcext:value-type="float">
            <text:p>126,5123</text:p>
          </table:table-cell>
          <table:table-cell table:style-name="ce5" table:formula="of:=AVERAGE([.D45:.D54])" office:value-type="float" office:value="92.5391" calcext:value-type="float">
            <text:p>92,5391</text:p>
          </table:table-cell>
          <table:table-cell table:style-name="ce5" table:formula="of:=AVERAGE([.E45:.E54])" office:value-type="float" office:value="79.7452" calcext:value-type="float">
            <text:p>79,7452</text:p>
          </table:table-cell>
          <table:table-cell table:style-name="ce5" table:formula="of:=AVERAGE([.F45:.F54])" office:value-type="float" office:value="79.94102" calcext:value-type="float">
            <text:p>79,94102</text:p>
          </table:table-cell>
          <table:table-cell table:number-columns-repeated="16376"/>
        </table:table-row>
        <table:table-row table:style-name="ro2" table:number-rows-repeated="2">
          <table:table-cell table:number-columns-repeated="16382"/>
        </table:table-row>
        <table:table-row table:style-name="ro1">
          <table:table-cell table:style-name="ce1" table:number-columns-repeated="2"/>
          <table:table-cell table:style-name="ce10" office:value-type="string" calcext:value-type="string" table:number-columns-spanned="3" table:number-rows-spanned="1">
            <text:p>10 miles</text:p>
          </table:table-cell>
          <table:covered-table-cell table:number-columns-repeated="2" table:style-name="ce1"/>
          <table:table-cell table:style-name="ce1"/>
          <table:table-cell/>
          <table:table-cell table:style-name="ce1"/>
          <table:table-cell table:style-name="Default"/>
          <table:table-cell table:style-name="ce10" table:number-columns-spanned="3" table:number-rows-spanned="1"/>
          <table:covered-table-cell table:number-columns-repeated="2" table:style-name="ce1"/>
          <table:table-cell table:style-name="ce1"/>
          <table:table-cell table:number-columns-repeated="16369"/>
        </table:table-row>
        <table:table-row table:style-name="ro2"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" office:value-type="string" calcext:value-type="string">
            <text:p>FC2MLP</text:p>
          </table:table-cell>
          <table:table-cell table:style-name="ce1" office:value-type="string" calcext:value-type="string">
            <text:p>FC2RBF</text:p>
          </table:table-cell>
          <table:table-cell table:style-name="ce1" office:value-type="string" calcext:value-type="string">
            <text:p>NNC</text:p>
          </table:table-cell>
          <table:table-cell/>
          <table:table-cell table:style-name="ce1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1" office:value-type="string" calcext:value-type="string">
            <text:p>PATTERNS</text:p>
          </table:table-cell>
          <table:table-cell table:style-name="ce1" office:value-type="string" calcext:value-type="string">
            <text:p>RBF</text:p>
          </table:table-cell>
          <table:table-cell table:style-name="ce1" office:value-type="string" calcext:value-type="string">
            <text:p>MLP</text:p>
          </table:table-cell>
          <table:table-cell table:style-name="ce14" office:value-type="string" calcext:value-type="string">
            <text:p>FC2</text:p>
          </table:table-cell>
          <table:table-cell table:style-name="ce1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1</text:p>
          </table:table-cell>
          <table:table-cell table:style-name="Default" office:value-type="float" office:value="76.2" calcext:value-type="float">
            <text:p>76,2</text:p>
          </table:table-cell>
          <table:table-cell table:style-name="Default" office:value-type="float" office:value="111.648" calcext:value-type="float">
            <text:p>111,648</text:p>
          </table:table-cell>
          <table:table-cell table:style-name="ce4" office:value-type="float" office:value="72.528" calcext:value-type="float">
            <text:p>72,528</text:p>
          </table:table-cell>
          <table:table-cell table:style-name="ce4" office:value-type="float" office:value="79.783" calcext:value-type="float">
            <text:p>79,783</text:p>
          </table:table-cell>
          <table:table-cell table:style-name="ce4" table:formula="of:=73.3222" office:value-type="float" office:value="73.3222" calcext:value-type="float">
            <text:p>73,3222</text:p>
          </table:table-cell>
          <table:table-cell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392" calcext:value-type="float">
            <text:p>392</text:p>
          </table:table-cell>
          <table:table-cell table:style-name="ce4" table:formula="of:=[.B70]/[.K60]" office:value-type="float" office:value="0.1671875" calcext:value-type="float">
            <text:p>0,1671875</text:p>
          </table:table-cell>
          <table:table-cell table:style-name="ce4" table:formula="of:=[.C70]/[.K60]" office:value-type="float" office:value="0.258000765306122" calcext:value-type="float">
            <text:p>0,258000765306122</text:p>
          </table:table-cell>
          <table:table-cell table:style-name="ce4" table:formula="of:=[.D70]/[.K60]" office:value-type="float" office:value="0.169240051020408" calcext:value-type="float">
            <text:p>0,169240051020408</text:p>
          </table:table-cell>
          <table:table-cell table:style-name="ce4" table:formula="of:=[.F70]/[.K60]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2</text:p>
          </table:table-cell>
          <table:table-cell table:style-name="ce4" office:value-type="float" office:value="49.044" calcext:value-type="float">
            <text:p>49,044</text:p>
          </table:table-cell>
          <table:table-cell table:style-name="ce4" office:value-type="float" office:value="117.597" calcext:value-type="float">
            <text:p>117,597</text:p>
          </table:table-cell>
          <table:table-cell table:style-name="ce4" office:value-type="float" office:value="52.214" calcext:value-type="float">
            <text:p>52,214</text:p>
          </table:table-cell>
          <table:table-cell table:style-name="ce4" office:value-type="float" office:value="50.092" calcext:value-type="float">
            <text:p>50,092</text:p>
          </table:table-cell>
          <table:table-cell table:style-name="ce4" table:formula="of:=49.45427" office:value-type="float" office:value="49.45427" calcext:value-type="float">
            <text:p>49,45427</text:p>
          </table:table-cell>
          <table:table-cell/>
          <table:table-cell table:style-name="ce4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479" calcext:value-type="float">
            <text:p>479</text:p>
          </table:table-cell>
          <table:table-cell table:style-name="ce4" table:formula="of:=[.B55]/[.K61]" office:value-type="float" office:value="0.626976617954071" calcext:value-type="float">
            <text:p>0,626976617954071</text:p>
          </table:table-cell>
          <table:table-cell table:style-name="ce4" table:formula="of:=[.C55]/[.K61]" office:value-type="float" office:value="0.264117536534447" calcext:value-type="float">
            <text:p>0,264117536534447</text:p>
          </table:table-cell>
          <table:table-cell table:style-name="ce4" table:formula="of:=[.D55]/[.K61]" office:value-type="float" office:value="0.193192275574113" calcext:value-type="float">
            <text:p>0,193192275574113</text:p>
          </table:table-cell>
          <table:table-cell table:style-name="ce4" table:formula="of:=[.F55]/[.K61]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3</text:p>
          </table:table-cell>
          <table:table-cell table:style-name="ce4" office:value-type="float" office:value="62.671" calcext:value-type="float">
            <text:p>62,671</text:p>
          </table:table-cell>
          <table:table-cell table:style-name="ce4" office:value-type="float" office:value="114.613" calcext:value-type="float">
            <text:p>114,613</text:p>
          </table:table-cell>
          <table:table-cell table:style-name="ce4" office:value-type="float" office:value="66.057" calcext:value-type="float">
            <text:p>66,057</text:p>
          </table:table-cell>
          <table:table-cell table:style-name="ce4" office:value-type="float" office:value="59.549" calcext:value-type="float">
            <text:p>59,549</text:p>
          </table:table-cell>
          <table:table-cell table:style-name="ce4" table:formula="of:=58.7794" office:value-type="float" office:value="58.7794" calcext:value-type="float">
            <text:p>58,7794</text:p>
          </table:table-cell>
          <table:table-cell/>
          <table:table-cell table:style-name="ce4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0" calcext:value-type="float">
            <text:p>620</text:p>
          </table:table-cell>
          <table:table-cell table:style-name="ce4" table:formula="of:=[.B41]/[.K62]" office:value-type="float" office:value="0.218525161290323" calcext:value-type="float">
            <text:p>0,218525161290323</text:p>
          </table:table-cell>
          <table:table-cell table:style-name="ce4" table:formula="of:=[.C41]/[.K62]" office:value-type="float" office:value="0.286842419354839" calcext:value-type="float">
            <text:p>0,286842419354839</text:p>
          </table:table-cell>
          <table:table-cell table:style-name="ce4" table:formula="of:=[.D41]/[.K62]" office:value-type="float" office:value="0.163477096774194" calcext:value-type="float">
            <text:p>0,163477096774194</text:p>
          </table:table-cell>
          <table:table-cell table:style-name="ce4" table:formula="of:=[.F41]/[.K62]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4</text:p>
          </table:table-cell>
          <table:table-cell table:style-name="ce4" office:value-type="float" office:value="78.456" calcext:value-type="float">
            <text:p>78,456</text:p>
          </table:table-cell>
          <table:table-cell table:style-name="ce4" office:value-type="float" office:value="115.626" calcext:value-type="float">
            <text:p>115,626</text:p>
          </table:table-cell>
          <table:table-cell table:style-name="ce4" office:value-type="float" office:value="82.302" calcext:value-type="float">
            <text:p>82,302</text:p>
          </table:table-cell>
          <table:table-cell table:style-name="ce4" office:value-type="float" office:value="104.056" calcext:value-type="float">
            <text:p>104,056</text:p>
          </table:table-cell>
          <table:table-cell table:style-name="ce4" table:formula="of:=80.71245" office:value-type="float" office:value="80.71245" calcext:value-type="float">
            <text:p>80,71245</text:p>
          </table:table-cell>
          <table:table-cell/>
          <table:table-cell table:style-name="ce4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20" calcext:value-type="float">
            <text:p>920</text:p>
          </table:table-cell>
          <table:table-cell table:style-name="ce4" table:formula="of:=[.B27]/[.K63]" office:value-type="float" office:value="0.476081304347826" calcext:value-type="float">
            <text:p>0,476081304347826</text:p>
          </table:table-cell>
          <table:table-cell table:style-name="ce4" table:formula="of:=[.C27]/[.K63]" office:value-type="float" office:value="1.20826206521739" calcext:value-type="float">
            <text:p>1,20826206521739</text:p>
          </table:table-cell>
          <table:table-cell table:style-name="ce4" table:formula="of:=[.D27]/[.K63]" office:value-type="float" office:value="0.161224130434783" calcext:value-type="float">
            <text:p>0,161224130434783</text:p>
          </table:table-cell>
          <table:table-cell table:style-name="ce4" table:formula="of:=[.F27]/[.K63]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5</text:p>
          </table:table-cell>
          <table:table-cell table:style-name="ce4" office:value-type="float" office:value="63.036" calcext:value-type="float">
            <text:p>63,036</text:p>
          </table:table-cell>
          <table:table-cell table:style-name="ce4" office:value-type="float" office:value="95.088" calcext:value-type="float">
            <text:p>95,088</text:p>
          </table:table-cell>
          <table:table-cell table:style-name="ce4" office:value-type="float" office:value="64.347" calcext:value-type="float">
            <text:p>64,347</text:p>
          </table:table-cell>
          <table:table-cell table:style-name="ce4" office:value-type="float" office:value="62.604" calcext:value-type="float">
            <text:p>62,604</text:p>
          </table:table-cell>
          <table:table-cell table:style-name="ce4" table:formula="of:=65.2281" office:value-type="float" office:value="65.2281" calcext:value-type="float">
            <text:p>65,2281</text:p>
          </table:table-cell>
          <table:table-cell/>
          <table:table-cell table:style-name="ce4" table:number-columns-repeated="2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025" calcext:value-type="float">
            <text:p>1025</text:p>
          </table:table-cell>
          <table:table-cell table:style-name="ce4" table:formula="of:=[.B13]/[.K64]" office:value-type="float" office:value="0.179068390243902" calcext:value-type="float">
            <text:p>0,179068390243902</text:p>
          </table:table-cell>
          <table:table-cell table:style-name="ce4" table:formula="of:=[.C13]/[.K64]" office:value-type="float" office:value="0.27827756097561" calcext:value-type="float">
            <text:p>0,27827756097561</text:p>
          </table:table-cell>
          <table:table-cell table:style-name="ce4" table:formula="of:=[.D13]/[.K64]" office:value-type="float" office:value="0.15835512195122" calcext:value-type="float">
            <text:p>0,15835512195122</text:p>
          </table:table-cell>
          <table:table-cell table:style-name="ce4" table:formula="of:=[.F13]/[.K64]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>
          <table:table-cell table:style-name="ce4" office:value-type="string" calcext:value-type="string">
            <text:p>2004_6</text:p>
          </table:table-cell>
          <table:table-cell table:style-name="ce4" office:value-type="float" office:value="80.114" calcext:value-type="float">
            <text:p>80,114</text:p>
          </table:table-cell>
          <table:table-cell table:style-name="ce4" office:value-type="float" office:value="78.376" calcext:value-type="float">
            <text:p>78,376</text:p>
          </table:table-cell>
          <table:table-cell table:style-name="ce4" office:value-type="float" office:value="61.453" calcext:value-type="float">
            <text:p>61,453</text:p>
          </table:table-cell>
          <table:table-cell table:style-name="ce4" office:value-type="float" office:value="68.843" calcext:value-type="float">
            <text:p>68,843</text:p>
          </table:table-cell>
          <table:table-cell table:style-name="ce4" table:formula="of:=58.9582" office:value-type="float" office:value="58.9582" calcext:value-type="float">
            <text:p>58,9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7</text:p>
          </table:table-cell>
          <table:table-cell table:style-name="ce4" office:value-type="float" office:value="72.551" calcext:value-type="float">
            <text:p>72,551</text:p>
          </table:table-cell>
          <table:table-cell table:style-name="ce4" office:value-type="float" office:value="91.706" calcext:value-type="float">
            <text:p>91,706</text:p>
          </table:table-cell>
          <table:table-cell table:style-name="ce4" office:value-type="float" office:value="74.021" calcext:value-type="float">
            <text:p>74,021</text:p>
          </table:table-cell>
          <table:table-cell table:style-name="ce4" office:value-type="float" office:value="160.187" calcext:value-type="float">
            <text:p>160,187</text:p>
          </table:table-cell>
          <table:table-cell table:style-name="ce4" table:formula="of:=72.2406" office:value-type="float" office:value="72.2406" calcext:value-type="float">
            <text:p>72,2406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8</text:p>
          </table:table-cell>
          <table:table-cell table:style-name="ce4" office:value-type="float" office:value="58.401" calcext:value-type="float">
            <text:p>58,401</text:p>
          </table:table-cell>
          <table:table-cell table:style-name="ce4" office:value-type="float" office:value="96.25" calcext:value-type="float">
            <text:p>96,25</text:p>
          </table:table-cell>
          <table:table-cell table:style-name="ce4" office:value-type="float" office:value="67.706" calcext:value-type="float">
            <text:p>67,706</text:p>
          </table:table-cell>
          <table:table-cell table:style-name="ce4" office:value-type="float" office:value="60.698" calcext:value-type="float">
            <text:p>60,698</text:p>
          </table:table-cell>
          <table:table-cell table:style-name="ce4" table:formula="of:=57.5684" office:value-type="float" office:value="57.5684" calcext:value-type="float">
            <text:p>57,5684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9</text:p>
          </table:table-cell>
          <table:table-cell table:style-name="ce4" office:value-type="float" office:value="63.077" calcext:value-type="float">
            <text:p>63,077</text:p>
          </table:table-cell>
          <table:table-cell table:style-name="ce4" office:value-type="float" office:value="98.713" calcext:value-type="float">
            <text:p>98,713</text:p>
          </table:table-cell>
          <table:table-cell table:style-name="ce4" office:value-type="float" office:value="69.619" calcext:value-type="float">
            <text:p>69,619</text:p>
          </table:table-cell>
          <table:table-cell table:style-name="ce4" office:value-type="float" office:value="62.731" calcext:value-type="float">
            <text:p>62,731</text:p>
          </table:table-cell>
          <table:table-cell table:style-name="ce4" table:formula="of:=63.0582" office:value-type="float" office:value="63.0582" calcext:value-type="float">
            <text:p>63,0582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2">
          <table:table-cell table:style-name="ce4" office:value-type="string" calcext:value-type="string">
            <text:p>2004_10</text:p>
          </table:table-cell>
          <table:table-cell table:style-name="ce4" office:value-type="float" office:value="51.825" calcext:value-type="float">
            <text:p>51,825</text:p>
          </table:table-cell>
          <table:table-cell table:style-name="ce4" office:value-type="float" office:value="91.746" calcext:value-type="float">
            <text:p>91,746</text:p>
          </table:table-cell>
          <table:table-cell table:style-name="ce4" office:value-type="float" office:value="53.174" calcext:value-type="float">
            <text:p>53,174</text:p>
          </table:table-cell>
          <table:table-cell table:style-name="ce4" office:value-type="float" office:value="50.074" calcext:value-type="float">
            <text:p>50,074</text:p>
          </table:table-cell>
          <table:table-cell table:style-name="ce4" table:formula="of:=53.3338" office:value-type="float" office:value="53.3338" calcext:value-type="float">
            <text:p>53,3338</text:p>
          </table:table-cell>
          <table:table-cell/>
          <table:table-cell table:style-name="ce4" table:number-columns-repeated="8"/>
          <table:table-cell table:number-columns-repeated="16367"/>
        </table:table-row>
        <table:table-row table:style-name="ro3">
          <table:table-cell table:style-name="ce5"/>
          <table:table-cell table:style-name="ce5" table:formula="of:=AVERAGE([.B60:.B69])" office:value-type="float" office:value="65.5375" calcext:value-type="float">
            <text:p>65,5375</text:p>
          </table:table-cell>
          <table:table-cell table:style-name="ce5" table:formula="of:=AVERAGE([.C60:.C69])" office:value-type="float" office:value="101.1363" calcext:value-type="float">
            <text:p>101,1363</text:p>
          </table:table-cell>
          <table:table-cell table:style-name="ce5" table:formula="of:=AVERAGE([.D60:.D69])" office:value-type="float" office:value="66.3421" calcext:value-type="float">
            <text:p>66,3421</text:p>
          </table:table-cell>
          <table:table-cell table:style-name="ce5" table:formula="of:=AVERAGE([.E60:.E69])" office:value-type="float" office:value="75.8617" calcext:value-type="float">
            <text:p>75,8617</text:p>
          </table:table-cell>
          <table:table-cell table:style-name="ce5" table:formula="of:=AVERAGE([.F60:.F69])" office:value-type="float" office:value="63.265562" calcext:value-type="float">
            <text:p>63,265562</text:p>
          </table:table-cell>
          <table:table-cell/>
          <table:table-cell table:style-name="ce5" table:number-columns-repeated="6"/>
          <table:table-cell table:number-columns-repeated="16369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string" calcext:value-type="string">
            <text:p>MILES</text:p>
          </table:table-cell>
          <table:table-cell table:style-name="ce4" office:value-type="string" calcext:value-type="string">
            <text:p>RBF</text:p>
          </table:table-cell>
          <table:table-cell table:style-name="ce4" office:value-type="string" calcext:value-type="string">
            <text:p>MLP</text:p>
          </table:table-cell>
          <table:table-cell table:style-name="ce4" office:value-type="string" calcext:value-type="string">
            <text:p>FC2</text:p>
          </table:table-cell>
          <table:table-cell table:style-name="ce4" office:value-type="string" calcext:value-type="string">
            <text:p>NNC</text:p>
          </table:table-cell>
          <table:table-cell table:number-columns-repeated="16367"/>
        </table:table-row>
        <table:table-row table:style-name="ro2">
          <table:table-cell table:number-columns-repeated="8"/>
          <table:table-cell table:style-name="ce4"/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4" office:value-type="float" office:value="0.1671875" calcext:value-type="float">
            <text:p>0,1671875</text:p>
          </table:table-cell>
          <table:table-cell table:style-name="ce4" office:value-type="float" office:value="0.258000765306122" calcext:value-type="float">
            <text:p>0,258000765306122</text:p>
          </table:table-cell>
          <table:table-cell table:style-name="ce4" office:value-type="float" office:value="0.169240051020408" calcext:value-type="float">
            <text:p>0,169240051020408</text:p>
          </table:table-cell>
          <table:table-cell table:style-name="ce4" office:value-type="float" office:value="0.161391739795918" calcext:value-type="float">
            <text:p>0,161391739795918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0.626976617954071" calcext:value-type="float">
            <text:p>0,626976617954071</text:p>
          </table:table-cell>
          <table:table-cell table:style-name="ce4" office:value-type="float" office:value="0.264117536534447" calcext:value-type="float">
            <text:p>0,264117536534447</text:p>
          </table:table-cell>
          <table:table-cell table:style-name="ce4" office:value-type="float" office:value="0.193192275574113" calcext:value-type="float">
            <text:p>0,193192275574113</text:p>
          </table:table-cell>
          <table:table-cell table:style-name="ce4" office:value-type="float" office:value="0.166891482254697" calcext:value-type="float">
            <text:p>0,166891482254697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" calcext:value-type="float">
            <text:p>50</text:p>
          </table:table-cell>
          <table:table-cell table:style-name="ce4" office:value-type="float" office:value="0.218525161290323" calcext:value-type="float">
            <text:p>0,218525161290323</text:p>
          </table:table-cell>
          <table:table-cell table:style-name="ce4" office:value-type="float" office:value="0.286842419354839" calcext:value-type="float">
            <text:p>0,286842419354839</text:p>
          </table:table-cell>
          <table:table-cell table:style-name="ce4" office:value-type="float" office:value="0.163477096774194" calcext:value-type="float">
            <text:p>0,163477096774194</text:p>
          </table:table-cell>
          <table:table-cell table:style-name="ce4" office:value-type="float" office:value="0.165133353225806" calcext:value-type="float">
            <text:p>0,165133353225806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0.476081304347826" calcext:value-type="float">
            <text:p>0,476081304347826</text:p>
          </table:table-cell>
          <table:table-cell table:style-name="ce4" office:value-type="float" office:value="1.20826206521739" calcext:value-type="float">
            <text:p>1,20826206521739</text:p>
          </table:table-cell>
          <table:table-cell table:style-name="ce4" office:value-type="float" office:value="0.161224130434783" calcext:value-type="float">
            <text:p>0,161224130434783</text:p>
          </table:table-cell>
          <table:table-cell table:style-name="ce4" office:value-type="float" office:value="0.160146214975845" calcext:value-type="float">
            <text:p>0,160146214975845</text:p>
          </table:table-cell>
          <table:table-cell table:number-columns-repeated="16367"/>
        </table:table-row>
        <table:table-row table:style-name="ro2">
          <table:table-cell table:number-columns-repeated="9"/>
          <table:table-cell table:style-name="Default"/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0.179068390243902" calcext:value-type="float">
            <text:p>0,179068390243902</text:p>
          </table:table-cell>
          <table:table-cell table:style-name="ce4" office:value-type="float" office:value="0.27827756097561" calcext:value-type="float">
            <text:p>0,27827756097561</text:p>
          </table:table-cell>
          <table:table-cell table:style-name="ce4" office:value-type="float" office:value="0.15835512195122" calcext:value-type="float">
            <text:p>0,15835512195122</text:p>
          </table:table-cell>
          <table:table-cell table:style-name="ce4" office:value-type="float" office:value="0.160513042926829" calcext:value-type="float">
            <text:p>0,160513042926829</text:p>
          </table:table-cell>
          <table:table-cell table:number-columns-repeated="16367"/>
        </table:table-row>
        <table:table-row table:style-name="ro2" table:number-rows-repeated="1048499">
          <table:table-cell table:number-columns-repeated="16382"/>
        </table:table-row>
        <table:table-row table:style-name="ro2">
          <table:table-cell table:number-columns-repeated="16382"/>
        </table:table-row>
      </table:table>
      <table:table table:name="Φύλλο2" table:style-name="ta1">
        <table:table-column table:style-name="co2" table:number-columns-repeated="16384" table:default-cell-style-name="Default"/>
        <table:table-row table:style-name="ro2">
          <table:table-cell table:style-name="ce12" office:value-type="string" calcext:value-type="string">
            <text:p>2004_1</text:p>
          </table:table-cell>
          <table:table-cell table:style-name="ce12" office:value-type="string" calcext:value-type="string">
            <text:p>2004_2</text:p>
          </table:table-cell>
          <table:table-cell table:style-name="ce12" office:value-type="string" calcext:value-type="string">
            <text:p>2004_3</text:p>
          </table:table-cell>
          <table:table-cell table:style-name="ce12" office:value-type="string" calcext:value-type="string">
            <text:p>2004_4</text:p>
          </table:table-cell>
          <table:table-cell table:style-name="ce12" office:value-type="string" calcext:value-type="string">
            <text:p>2004_5</text:p>
          </table:table-cell>
          <table:table-cell table:style-name="ce12" office:value-type="string" calcext:value-type="string">
            <text:p>2004_6</text:p>
          </table:table-cell>
          <table:table-cell table:style-name="ce12" office:value-type="string" calcext:value-type="string">
            <text:p>2004_7</text:p>
          </table:table-cell>
          <table:table-cell table:style-name="ce12" office:value-type="string" calcext:value-type="string">
            <text:p>2004_8</text:p>
          </table:table-cell>
          <table:table-cell table:style-name="ce12" office:value-type="string" calcext:value-type="string">
            <text:p>2004_9</text:p>
          </table:table-cell>
          <table:table-cell table:style-name="ce12" office:value-type="string" calcext:value-type="string">
            <text:p>2004_10</text:p>
          </table:table-cell>
          <table:table-cell table:style-name="ce12" table:number-columns-repeated="16374"/>
        </table:table-row>
        <table:table-row table:style-name="ro2">
          <table:table-cell office:value-type="float" office:value="73.561" calcext:value-type="float">
            <text:p>73,561</text:p>
          </table:table-cell>
          <table:table-cell office:value-type="float" office:value="49.672" calcext:value-type="float">
            <text:p>49,672</text:p>
          </table:table-cell>
          <table:table-cell office:value-type="float" office:value="59.151" calcext:value-type="float">
            <text:p>59,151</text:p>
          </table:table-cell>
          <table:table-cell office:value-type="float" office:value="80.425" calcext:value-type="float">
            <text:p>80,425</text:p>
          </table:table-cell>
          <table:table-cell office:value-type="float" office:value="64.674" calcext:value-type="float">
            <text:p>64,674</text:p>
          </table:table-cell>
          <table:table-cell office:value-type="float" office:value="58.633" calcext:value-type="float">
            <text:p>58,633</text:p>
          </table:table-cell>
          <table:table-cell office:value-type="float" office:value="72.477" calcext:value-type="float">
            <text:p>72,477</text:p>
          </table:table-cell>
          <table:table-cell office:value-type="float" office:value="57.521" calcext:value-type="float">
            <text:p>57,521</text:p>
          </table:table-cell>
          <table:table-cell office:value-type="float" office:value="62.976" calcext:value-type="float">
            <text:p>62,976</text:p>
          </table:table-cell>
          <table:table-cell office:value-type="float" office:value="53.419" calcext:value-type="float">
            <text:p>53,419</text:p>
          </table:table-cell>
          <table:table-cell table:number-columns-repeated="16374"/>
        </table:table-row>
        <table:table-row table:style-name="ro2">
          <table:table-cell office:value-type="float" office:value="72.545" calcext:value-type="float">
            <text:p>72,545</text:p>
          </table:table-cell>
          <table:table-cell office:value-type="float" office:value="49.706" calcext:value-type="float">
            <text:p>49,706</text:p>
          </table:table-cell>
          <table:table-cell office:value-type="float" office:value="58.575" calcext:value-type="float">
            <text:p>58,575</text:p>
          </table:table-cell>
          <table:table-cell office:value-type="float" office:value="80.223" calcext:value-type="float">
            <text:p>80,223</text:p>
          </table:table-cell>
          <table:table-cell office:value-type="float" office:value="64.997" calcext:value-type="float">
            <text:p>64,997</text:p>
          </table:table-cell>
          <table:table-cell office:value-type="float" office:value="59.496" calcext:value-type="float">
            <text:p>59,496</text:p>
          </table:table-cell>
          <table:table-cell office:value-type="float" office:value="71.944" calcext:value-type="float">
            <text:p>71,944</text:p>
          </table:table-cell>
          <table:table-cell office:value-type="float" office:value="57.961" calcext:value-type="float">
            <text:p>57,961</text:p>
          </table:table-cell>
          <table:table-cell office:value-type="float" office:value="62.304" calcext:value-type="float">
            <text:p>62,304</text:p>
          </table:table-cell>
          <table:table-cell office:value-type="float" office:value="53.362" calcext:value-type="float">
            <text:p>53,362</text:p>
          </table:table-cell>
          <table:table-cell table:number-columns-repeated="16374"/>
        </table:table-row>
        <table:table-row table:style-name="ro2">
          <table:table-cell office:value-type="float" office:value="73.057" calcext:value-type="float">
            <text:p>73,057</text:p>
          </table:table-cell>
          <table:table-cell office:value-type="float" office:value="49.349" calcext:value-type="float">
            <text:p>49,349</text:p>
          </table:table-cell>
          <table:table-cell office:value-type="float" office:value="59.467" calcext:value-type="float">
            <text:p>59,467</text:p>
          </table:table-cell>
          <table:table-cell office:value-type="float" office:value="80.563" calcext:value-type="float">
            <text:p>80,563</text:p>
          </table:table-cell>
          <table:table-cell office:value-type="float" office:value="64.799" calcext:value-type="float">
            <text:p>64,799</text:p>
          </table:table-cell>
          <table:table-cell office:value-type="float" office:value="59.096" calcext:value-type="float">
            <text:p>59,096</text:p>
          </table:table-cell>
          <table:table-cell office:value-type="float" office:value="71.466" calcext:value-type="float">
            <text:p>71,466</text:p>
          </table:table-cell>
          <table:table-cell office:value-type="float" office:value="57.325" calcext:value-type="float">
            <text:p>57,325</text:p>
          </table:table-cell>
          <table:table-cell office:value-type="float" office:value="63.031" calcext:value-type="float">
            <text:p>63,031</text:p>
          </table:table-cell>
          <table:table-cell office:value-type="float" office:value="53.216" calcext:value-type="float">
            <text:p>53,216</text:p>
          </table:table-cell>
          <table:table-cell table:number-columns-repeated="16374"/>
        </table:table-row>
        <table:table-row table:style-name="ro2">
          <table:table-cell office:value-type="float" office:value="77.432" calcext:value-type="float">
            <text:p>77,432</text:p>
          </table:table-cell>
          <table:table-cell office:value-type="float" office:value="49.888" calcext:value-type="float">
            <text:p>49,888</text:p>
          </table:table-cell>
          <table:table-cell office:value-type="float" office:value="57.405" calcext:value-type="float">
            <text:p>57,405</text:p>
          </table:table-cell>
          <table:table-cell office:value-type="float" office:value="80.969" calcext:value-type="float">
            <text:p>80,969</text:p>
          </table:table-cell>
          <table:table-cell office:value-type="float" office:value="65.648" calcext:value-type="float">
            <text:p>65,648</text:p>
          </table:table-cell>
          <table:table-cell office:value-type="float" office:value="58.91" calcext:value-type="float">
            <text:p>58,91</text:p>
          </table:table-cell>
          <table:table-cell office:value-type="float" office:value="72.719" calcext:value-type="float">
            <text:p>72,719</text:p>
          </table:table-cell>
          <table:table-cell office:value-type="float" office:value="57.602" calcext:value-type="float">
            <text:p>57,602</text:p>
          </table:table-cell>
          <table:table-cell office:value-type="float" office:value="63.013" calcext:value-type="float">
            <text:p>63,013</text:p>
          </table:table-cell>
          <table:table-cell office:value-type="float" office:value="53.421" calcext:value-type="float">
            <text:p>53,421</text:p>
          </table:table-cell>
          <table:table-cell table:number-columns-repeated="16374"/>
        </table:table-row>
        <table:table-row table:style-name="ro2">
          <table:table-cell office:value-type="float" office:value="72.547" calcext:value-type="float">
            <text:p>72,547</text:p>
          </table:table-cell>
          <table:table-cell office:value-type="float" office:value="48.6197" calcext:value-type="float">
            <text:p>48,6197</text:p>
          </table:table-cell>
          <table:table-cell office:value-type="float" office:value="58.189" calcext:value-type="float">
            <text:p>58,189</text:p>
          </table:table-cell>
          <table:table-cell office:value-type="float" office:value="80.468" calcext:value-type="float">
            <text:p>80,468</text:p>
          </table:table-cell>
          <table:table-cell office:value-type="float" office:value="65.278" calcext:value-type="float">
            <text:p>65,278</text:p>
          </table:table-cell>
          <table:table-cell office:value-type="float" office:value="59.3" calcext:value-type="float">
            <text:p>59,3</text:p>
          </table:table-cell>
          <table:table-cell office:value-type="float" office:value="72.933" calcext:value-type="float">
            <text:p>72,933</text:p>
          </table:table-cell>
          <table:table-cell office:value-type="float" office:value="57.947" calcext:value-type="float">
            <text:p>57,947</text:p>
          </table:table-cell>
          <table:table-cell office:value-type="float" office:value="63.814" calcext:value-type="float">
            <text:p>63,814</text:p>
          </table:table-cell>
          <table:table-cell office:value-type="float" office:value="53.767" calcext:value-type="float">
            <text:p>53,767</text:p>
          </table:table-cell>
          <table:table-cell table:number-columns-repeated="16374"/>
        </table:table-row>
        <table:table-row table:style-name="ro2">
          <table:table-cell office:value-type="float" office:value="72.599" calcext:value-type="float">
            <text:p>72,599</text:p>
          </table:table-cell>
          <table:table-cell office:value-type="float" office:value="49.211" calcext:value-type="float">
            <text:p>49,211</text:p>
          </table:table-cell>
          <table:table-cell office:value-type="float" office:value="59.424" calcext:value-type="float">
            <text:p>59,424</text:p>
          </table:table-cell>
          <table:table-cell office:value-type="float" office:value="80.9395" calcext:value-type="float">
            <text:p>80,9395</text:p>
          </table:table-cell>
          <table:table-cell office:value-type="float" office:value="65.437" calcext:value-type="float">
            <text:p>65,437</text:p>
          </table:table-cell>
          <table:table-cell office:value-type="float" office:value="58.947" calcext:value-type="float">
            <text:p>58,947</text:p>
          </table:table-cell>
          <table:table-cell office:value-type="float" office:value="72.189" calcext:value-type="float">
            <text:p>72,189</text:p>
          </table:table-cell>
          <table:table-cell office:value-type="float" office:value="58.285" calcext:value-type="float">
            <text:p>58,285</text:p>
          </table:table-cell>
          <table:table-cell office:value-type="float" office:value="63.19" calcext:value-type="float">
            <text:p>63,19</text:p>
          </table:table-cell>
          <table:table-cell office:value-type="float" office:value="53.479" calcext:value-type="float">
            <text:p>53,479</text:p>
          </table:table-cell>
          <table:table-cell table:number-columns-repeated="16374"/>
        </table:table-row>
        <table:table-row table:style-name="ro2">
          <table:table-cell office:value-type="float" office:value="72.971" calcext:value-type="float">
            <text:p>72,971</text:p>
          </table:table-cell>
          <table:table-cell office:value-type="float" office:value="49.975" calcext:value-type="float">
            <text:p>49,975</text:p>
          </table:table-cell>
          <table:table-cell office:value-type="float" office:value="58.354" calcext:value-type="float">
            <text:p>58,354</text:p>
          </table:table-cell>
          <table:table-cell office:value-type="float" office:value="80.585" calcext:value-type="float">
            <text:p>80,585</text:p>
          </table:table-cell>
          <table:table-cell office:value-type="float" office:value="65.723" calcext:value-type="float">
            <text:p>65,723</text:p>
          </table:table-cell>
          <table:table-cell office:value-type="float" office:value="57.836" calcext:value-type="float">
            <text:p>57,836</text:p>
          </table:table-cell>
          <table:table-cell office:value-type="float" office:value="71.446" calcext:value-type="float">
            <text:p>71,446</text:p>
          </table:table-cell>
          <table:table-cell office:value-type="float" office:value="56.497" calcext:value-type="float">
            <text:p>56,497</text:p>
          </table:table-cell>
          <table:table-cell office:value-type="float" office:value="63.421" calcext:value-type="float">
            <text:p>63,421</text:p>
          </table:table-cell>
          <table:table-cell office:value-type="float" office:value="53.283" calcext:value-type="float">
            <text:p>53,283</text:p>
          </table:table-cell>
          <table:table-cell table:number-columns-repeated="16374"/>
        </table:table-row>
        <table:table-row table:style-name="ro2">
          <table:table-cell office:value-type="float" office:value="73.067" calcext:value-type="float">
            <text:p>73,067</text:p>
          </table:table-cell>
          <table:table-cell office:value-type="float" office:value="49.179" calcext:value-type="float">
            <text:p>49,179</text:p>
          </table:table-cell>
          <table:table-cell office:value-type="float" office:value="59.232" calcext:value-type="float">
            <text:p>59,232</text:p>
          </table:table-cell>
          <table:table-cell office:value-type="float" office:value="81.231" calcext:value-type="float">
            <text:p>81,231</text:p>
          </table:table-cell>
          <table:table-cell office:value-type="float" office:value="65.508" calcext:value-type="float">
            <text:p>65,508</text:p>
          </table:table-cell>
          <table:table-cell office:value-type="float" office:value="59.167" calcext:value-type="float">
            <text:p>59,167</text:p>
          </table:table-cell>
          <table:table-cell office:value-type="float" office:value="72.127" calcext:value-type="float">
            <text:p>72,127</text:p>
          </table:table-cell>
          <table:table-cell office:value-type="float" office:value="56.722" calcext:value-type="float">
            <text:p>56,722</text:p>
          </table:table-cell>
          <table:table-cell office:value-type="float" office:value="62.631" calcext:value-type="float">
            <text:p>62,631</text:p>
          </table:table-cell>
          <table:table-cell office:value-type="float" office:value="53.47" calcext:value-type="float">
            <text:p>53,47</text:p>
          </table:table-cell>
          <table:table-cell table:number-columns-repeated="16374"/>
        </table:table-row>
        <table:table-row table:style-name="ro2">
          <table:table-cell office:value-type="float" office:value="72.876" calcext:value-type="float">
            <text:p>72,876</text:p>
          </table:table-cell>
          <table:table-cell office:value-type="float" office:value="49.155" calcext:value-type="float">
            <text:p>49,155</text:p>
          </table:table-cell>
          <table:table-cell office:value-type="float" office:value="59.145" calcext:value-type="float">
            <text:p>59,145</text:p>
          </table:table-cell>
          <table:table-cell office:value-type="float" office:value="80.554" calcext:value-type="float">
            <text:p>80,554</text:p>
          </table:table-cell>
          <table:table-cell office:value-type="float" office:value="65.324" calcext:value-type="float">
            <text:p>65,324</text:p>
          </table:table-cell>
          <table:table-cell office:value-type="float" office:value="59.211" calcext:value-type="float">
            <text:p>59,211</text:p>
          </table:table-cell>
          <table:table-cell office:value-type="float" office:value="71.902" calcext:value-type="float">
            <text:p>71,902</text:p>
          </table:table-cell>
          <table:table-cell office:value-type="float" office:value="56.457" calcext:value-type="float">
            <text:p>56,457</text:p>
          </table:table-cell>
          <table:table-cell office:value-type="float" office:value="62.882" calcext:value-type="float">
            <text:p>62,882</text:p>
          </table:table-cell>
          <table:table-cell office:value-type="float" office:value="52.712" calcext:value-type="float">
            <text:p>52,712</text:p>
          </table:table-cell>
          <table:table-cell table:number-columns-repeated="16374"/>
        </table:table-row>
        <table:table-row table:style-name="ro2">
          <table:table-cell office:value-type="float" office:value="72.567" calcext:value-type="float">
            <text:p>72,567</text:p>
          </table:table-cell>
          <table:table-cell office:value-type="float" office:value="49.788" calcext:value-type="float">
            <text:p>49,788</text:p>
          </table:table-cell>
          <table:table-cell office:value-type="float" office:value="58.852" calcext:value-type="float">
            <text:p>58,852</text:p>
          </table:table-cell>
          <table:table-cell office:value-type="float" office:value="81.167" calcext:value-type="float">
            <text:p>81,167</text:p>
          </table:table-cell>
          <table:table-cell office:value-type="float" office:value="64.893" calcext:value-type="float">
            <text:p>64,893</text:p>
          </table:table-cell>
          <table:table-cell office:value-type="float" office:value="58.986" calcext:value-type="float">
            <text:p>58,986</text:p>
          </table:table-cell>
          <table:table-cell office:value-type="float" office:value="73.203" calcext:value-type="float">
            <text:p>73,203</text:p>
          </table:table-cell>
          <table:table-cell office:value-type="float" office:value="59.367" calcext:value-type="float">
            <text:p>59,367</text:p>
          </table:table-cell>
          <table:table-cell office:value-type="float" office:value="63.32" calcext:value-type="float">
            <text:p>63,32</text:p>
          </table:table-cell>
          <table:table-cell office:value-type="float" office:value="53.209" calcext:value-type="float">
            <text:p>53,209</text:p>
          </table:table-cell>
          <table:table-cell table:number-columns-repeated="16374"/>
        </table:table-row>
        <table:table-row table:style-name="ro4">
          <table:table-cell table:style-name="ce13" table:formula="of:=AVERAGE([.A2:.A11])" office:value-type="float" office:value="73.3222" calcext:value-type="float">
            <text:p>73,3222</text:p>
          </table:table-cell>
          <table:table-cell table:style-name="ce13" table:formula="of:=AVERAGE([.B2:.B11])" office:value-type="float" office:value="49.45427" calcext:value-type="float">
            <text:p>49,45427</text:p>
          </table:table-cell>
          <table:table-cell table:style-name="ce13" table:formula="of:=AVERAGE([.C2:.C11])" office:value-type="float" office:value="58.7794" calcext:value-type="float">
            <text:p>58,7794</text:p>
          </table:table-cell>
          <table:table-cell table:style-name="ce13" table:formula="of:=AVERAGE([.D2:.D11])" office:value-type="float" office:value="80.71245" calcext:value-type="float">
            <text:p>80,71245</text:p>
          </table:table-cell>
          <table:table-cell table:style-name="ce13" table:formula="of:=AVERAGE([.E2:.E11])" office:value-type="float" office:value="65.2281" calcext:value-type="float">
            <text:p>65,2281</text:p>
          </table:table-cell>
          <table:table-cell table:style-name="ce13" table:formula="of:=AVERAGE([.F2:.F11])" office:value-type="float" office:value="58.9582" calcext:value-type="float">
            <text:p>58,9582</text:p>
          </table:table-cell>
          <table:table-cell table:style-name="ce13" table:formula="of:=AVERAGE([.G2:.G11])" office:value-type="float" office:value="72.2406" calcext:value-type="float">
            <text:p>72,2406</text:p>
          </table:table-cell>
          <table:table-cell table:style-name="ce13" table:formula="of:=AVERAGE([.H2:.H11])" office:value-type="float" office:value="57.5684" calcext:value-type="float">
            <text:p>57,5684</text:p>
          </table:table-cell>
          <table:table-cell table:style-name="ce13" table:formula="of:=AVERAGE([.I2:.I11])" office:value-type="float" office:value="63.0582" calcext:value-type="float">
            <text:p>63,0582</text:p>
          </table:table-cell>
          <table:table-cell table:style-name="ce13" table:formula="of:=AVERAGE([.J2:.J11])" office:value-type="float" office:value="53.3338" calcext:value-type="float">
            <text:p>53,3338</text:p>
          </table:table-cell>
          <table:table-cell table:style-name="ce13" table:number-columns-repeated="1637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Micro Hei" style:font-family-asian="'WenQuanYi Micro Hei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1">00/00/0000</text:date>, <text:time style:data-style-name="N2" text:time-value="07:04:28.988552237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6T10:22:01.143039943</meta:creation-date>
    <dc:date>2025-04-11T18:37:58.497358336</dc:date>
    <meta:editing-duration>PT17H10M33S</meta:editing-duration>
    <meta:editing-cycles>155</meta:editing-cycles>
    <meta:generator>LibreOffice/25.2.2.2$Linux_X86_64 LibreOffice_project/520$Build-2</meta:generator>
    <meta:document-statistic meta:table-count="2" meta:cell-count="54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94cm" svg:y="3.466cm" style:legend-expansion="high" chart:style-name="ch2"/>
        <chart:plot-area chart:style-name="ch3" svg:x="0.32cm" svg:y="0.18cm" svg:width="13.254cm" svg:height="8.64cm">
          <chart:coordinate-region svg:x="1.06cm" svg:y="0.376cm" svg:width="12.219cm" svg:height="7.803cm"/>
          <chart:axis chart:dimension="x" chart:name="primary-x" chart:style-name="ch4" chartooo:axis-type="auto">
            <chartooo:date-scale/>
            <chart:categories table:cell-range-address="quake_2004.K72:quake_2004.K7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quake_2004.L72:quake_2004.L76" chart:label-cell-address="quake_2004.L71:quake_2004.L71" chart:class="chart:line">
            <chart:data-point chart:repeated="5"/>
          </chart:series>
          <chart:series chart:style-name="ch7" chart:values-cell-range-address="quake_2004.M72:quake_2004.M76" chart:label-cell-address="quake_2004.M71:quake_2004.M71" chart:class="chart:line">
            <chart:data-point chart:repeated="5"/>
          </chart:series>
          <chart:series chart:style-name="ch8" chart:values-cell-range-address="quake_2004.N72:quake_2004.N76" chart:label-cell-address="quake_2004.N71:quake_2004.N71" chart:class="chart:line">
            <chart:data-point chart:repeated="5"/>
          </chart:series>
          <chart:series chart:style-name="ch9" chart:values-cell-range-address="quake_2004.O72:quake_2004.O76" chart:label-cell-address="quake_2004.O71:quake_2004.O7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BF</text:p>
                <draw:g>
                  <svg:desc>quake_2004.L71:quake_2004.L71</svg:desc>
                </draw:g>
              </table:table-cell>
              <table:table-cell office:value-type="string">
                <text:p>MLP</text:p>
                <draw:g>
                  <svg:desc>quake_2004.M71:quake_2004.M71</svg:desc>
                </draw:g>
              </table:table-cell>
              <table:table-cell office:value-type="string">
                <text:p>FC2</text:p>
                <draw:g>
                  <svg:desc>quake_2004.N71:quake_2004.N71</svg:desc>
                </draw:g>
              </table:table-cell>
              <table:table-cell office:value-type="string">
                <text:p>NNC</text:p>
                <draw:g>
                  <svg:desc>quake_2004.O71:quake_2004.O71</svg:desc>
                </draw:g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quake_2004.K72:quake_2004.K76</svg:desc>
                </draw:g>
              </table:table-cell>
              <table:table-cell office:value-type="float" office:value="0.1671875">
                <text:p>0.1671875</text:p>
                <draw:g>
                  <svg:desc>quake_2004.L72:quake_2004.L76</svg:desc>
                </draw:g>
              </table:table-cell>
              <table:table-cell office:value-type="float" office:value="0.258000765306122">
                <text:p>0.258000765306122</text:p>
                <draw:g>
                  <svg:desc>quake_2004.M72:quake_2004.M76</svg:desc>
                </draw:g>
              </table:table-cell>
              <table:table-cell office:value-type="float" office:value="0.169240051020408">
                <text:p>0.169240051020408</text:p>
                <draw:g>
                  <svg:desc>quake_2004.N72:quake_2004.N76</svg:desc>
                </draw:g>
              </table:table-cell>
              <table:table-cell office:value-type="float" office:value="0.161391739795918">
                <text:p>0.161391739795918</text:p>
                <draw:g>
                  <svg:desc>quake_2004.O72:quake_2004.O76</svg:desc>
                </draw:g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626976617954071">
                <text:p>0.626976617954071</text:p>
              </table:table-cell>
              <table:table-cell office:value-type="float" office:value="0.264117536534447">
                <text:p>0.264117536534447</text:p>
              </table:table-cell>
              <table:table-cell office:value-type="float" office:value="0.193192275574113">
                <text:p>0.193192275574113</text:p>
              </table:table-cell>
              <table:table-cell office:value-type="float" office:value="0.166891482254697">
                <text:p>0.16689148225469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218525161290323">
                <text:p>0.218525161290323</text:p>
              </table:table-cell>
              <table:table-cell office:value-type="float" office:value="0.286842419354839">
                <text:p>0.286842419354839</text:p>
              </table:table-cell>
              <table:table-cell office:value-type="float" office:value="0.163477096774194">
                <text:p>0.163477096774194</text:p>
              </table:table-cell>
              <table:table-cell office:value-type="float" office:value="0.165133353225806">
                <text:p>0.16513335322580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6081304347826">
                <text:p>0.476081304347826</text:p>
              </table:table-cell>
              <table:table-cell office:value-type="float" office:value="1.20826206521739">
                <text:p>1.20826206521739</text:p>
              </table:table-cell>
              <table:table-cell office:value-type="float" office:value="0.161224130434783">
                <text:p>0.161224130434783</text:p>
              </table:table-cell>
              <table:table-cell office:value-type="float" office:value="0.160146214975845">
                <text:p>0.16014621497584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9068390243902">
                <text:p>0.179068390243902</text:p>
              </table:table-cell>
              <table:table-cell office:value-type="float" office:value="0.27827756097561">
                <text:p>0.27827756097561</text:p>
              </table:table-cell>
              <table:table-cell office:value-type="float" office:value="0.15835512195122">
                <text:p>0.15835512195122</text:p>
              </table:table-cell>
              <table:table-cell office:value-type="float" office:value="0.160513042926829">
                <text:p>0.1605130429268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